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6da" officeooo:paragraph-rsid="000d26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officeooo:rsid="000d26da" officeooo:paragraph-rsid="000d26da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04bbd" officeooo:paragraph-rsid="00104bbd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3">by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11:03.620952677</meta:creation-date>
    <dc:date>2023-02-12T20:52:41.037446355</dc:date>
    <meta:editing-duration>PT28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6" meta:non-whitespace-character-count="6"/>
  </office:meta>
</office:document-meta>
</file>